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20, 2022 (02:0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ve taken only 2 quizzes (or put the sentinal value for quiz 3), then the program shouldn’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28Z</meta:creation-date>
    <dc:date>2022-03-20T18:04:28Z</dc:date>
    <meta:user-defined meta:name="date" meta:value-type="string">March  20, 2022 (02:0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